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 style:data-style-name="N122">
      <style:text-properties style:text-position=""/>
    </style:style>
    <style:style style:name="ce4" style:family="table-cell" style:parent-style-name="Default" style:data-style-name="N121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table:number-columns-repeated="6"/>
          <table:table-cell table:style-name="ce3"/>
          <table:table-cell table:number-columns-repeated="3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2" office:value-type="string" calcext:value-type="string">
            <text:p>0,0,0,0</text:p>
          </table:table-cell>
          <table:table-cell table:number-columns-repeated="10"/>
          <table:table-cell table:style-name="ce1"/>
          <table:table-cell/>
          <table:table-cell table:style-name="ce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B3]*10-[.C3]" office:value-type="float" office:value="9.091577434" calcext:value-type="float">
            <text:p>9.0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671124288" calcext:value-type="float">
            <text:p>6.71E-001</text:p>
          </table:table-cell>
          <table:table-cell table:style-name="ce2" office:value-type="float" office:value="0.639236577" calcext:value-type="float">
            <text:p>6.39E-001</text:p>
          </table:table-cell>
          <table:table-cell table:style-name="ce1" table:formula="of:=[.B4]*10-[.C4]" office:value-type="float" office:value="6.072006303" calcext:value-type="float">
            <text:p>6.07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624936599" calcext:value-type="float">
            <text:p>6.25E-001</text:p>
          </table:table-cell>
          <table:table-cell table:style-name="ce2" office:value-type="float" office:value="0.580053055" calcext:value-type="float">
            <text:p>5.80E-001</text:p>
          </table:table-cell>
          <table:table-cell table:style-name="ce1" table:formula="of:=[.B5]*10-[.C5]" office:value-type="float" office:value="5.669312935" calcext:value-type="float">
            <text:p>5.67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626286669" calcext:value-type="float">
            <text:p>6.26E-001</text:p>
          </table:table-cell>
          <table:table-cell table:style-name="ce2" office:value-type="float" office:value="0.57761251" calcext:value-type="float">
            <text:p>5.78E-001</text:p>
          </table:table-cell>
          <table:table-cell table:style-name="ce1" table:formula="of:=[.B6]*10-[.C6]" office:value-type="float" office:value="5.68525418" calcext:value-type="float">
            <text:p>5.6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653340009" calcext:value-type="float">
            <text:p>6.53E-001</text:p>
          </table:table-cell>
          <table:table-cell table:style-name="ce2" office:value-type="float" office:value="0.600674655" calcext:value-type="float">
            <text:p>6.01E-001</text:p>
          </table:table-cell>
          <table:table-cell table:style-name="ce1" table:formula="of:=[.B7]*10-[.C7]" office:value-type="float" office:value="5.932725435" calcext:value-type="float">
            <text:p>5.93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72691672" calcext:value-type="float">
            <text:p>7.27E-001</text:p>
          </table:table-cell>
          <table:table-cell table:style-name="ce2" office:value-type="float" office:value="0.656824904" calcext:value-type="float">
            <text:p>6.57E-001</text:p>
          </table:table-cell>
          <table:table-cell table:style-name="ce1" table:formula="of:=[.B8]*10-[.C8]" office:value-type="float" office:value="6.612342296" calcext:value-type="float">
            <text:p>6.61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785717373" calcext:value-type="float">
            <text:p>7.86E-001</text:p>
          </table:table-cell>
          <table:table-cell table:style-name="ce2" office:value-type="float" office:value="0.721509547" calcext:value-type="float">
            <text:p>7.22E-001</text:p>
          </table:table-cell>
          <table:table-cell table:style-name="ce1" table:formula="of:=[.B9]*10-[.C9]" office:value-type="float" office:value="7.135664183" calcext:value-type="float">
            <text:p>7.14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0.834147886" calcext:value-type="float">
            <text:p>8.34E-001</text:p>
          </table:table-cell>
          <table:table-cell table:style-name="ce2" office:value-type="float" office:value="0.762693213" calcext:value-type="float">
            <text:p>7.63E-001</text:p>
          </table:table-cell>
          <table:table-cell table:style-name="ce1" table:formula="of:=[.B10]*10-[.C10]" office:value-type="float" office:value="7.578785647" calcext:value-type="float">
            <text:p>7.58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885242922" calcext:value-type="float">
            <text:p>8.85E-001</text:p>
          </table:table-cell>
          <table:table-cell table:style-name="ce2" office:value-type="float" office:value="0.808467784" calcext:value-type="float">
            <text:p>8.08E-001</text:p>
          </table:table-cell>
          <table:table-cell table:style-name="ce1" table:formula="of:=[.B11]*10-[.C11]" office:value-type="float" office:value="8.043961436" calcext:value-type="float">
            <text:p>8.04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0.928985292" calcext:value-type="float">
            <text:p>9.29E-001</text:p>
          </table:table-cell>
          <table:table-cell table:style-name="ce2" office:value-type="float" office:value="0.849673364" calcext:value-type="float">
            <text:p>8.50E-001</text:p>
          </table:table-cell>
          <table:table-cell table:style-name="ce1" table:formula="of:=[.B12]*10-[.C12]" office:value-type="float" office:value="8.440179556" calcext:value-type="float">
            <text:p>8.44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95839762" calcext:value-type="float">
            <text:p>9.58E-001</text:p>
          </table:table-cell>
          <table:table-cell table:style-name="ce2" office:value-type="float" office:value="0.871774748" calcext:value-type="float">
            <text:p>8.72E-001</text:p>
          </table:table-cell>
          <table:table-cell table:style-name="ce1" table:formula="of:=[.B13]*10-[.C13]" office:value-type="float" office:value="8.712201452" calcext:value-type="float">
            <text:p>8.71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0.985202096" calcext:value-type="float">
            <text:p>9.85E-001</text:p>
          </table:table-cell>
          <table:table-cell table:style-name="ce2" office:value-type="float" office:value="0.895779219" calcext:value-type="float">
            <text:p>8.96E-001</text:p>
          </table:table-cell>
          <table:table-cell table:style-name="ce1" table:formula="of:=[.B14]*10-[.C14]" office:value-type="float" office:value="8.956241741" calcext:value-type="float">
            <text:p>8.96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987732018" calcext:value-type="float">
            <text:p>9.88E-001</text:p>
          </table:table-cell>
          <table:table-cell table:style-name="ce2" office:value-type="float" office:value="0.899567936" calcext:value-type="float">
            <text:p>9.00E-001</text:p>
          </table:table-cell>
          <table:table-cell table:style-name="ce1" table:formula="of:=[.B15]*10-[.C15]" office:value-type="float" office:value="8.977752244" calcext:value-type="float">
            <text:p>8.98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992576669" calcext:value-type="float">
            <text:p>9.93E-001</text:p>
          </table:table-cell>
          <table:table-cell table:style-name="ce2" office:value-type="float" office:value="0.902988901" calcext:value-type="float">
            <text:p>9.03E-001</text:p>
          </table:table-cell>
          <table:table-cell table:style-name="ce1" table:formula="of:=[.B16]*10-[.C16]" office:value-type="float" office:value="9.022777789" calcext:value-type="float">
            <text:p>9.02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B17]*10-[.C17]" office:value-type="float" office:value="9.091577434" calcext:value-type="float">
            <text:p>9.0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B18]*10-[.C18]" office:value-type="float" office:value="9.091577434" calcext:value-type="float">
            <text:p>9.0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B19]*10-[.C19]" office:value-type="float" office:value="9.091577434" calcext:value-type="float">
            <text:p>9.0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B20]*10-[.C20]" office:value-type="float" office:value="9.091577434" calcext:value-type="float">
            <text:p>9.0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B21]*10-[.C21]" office:value-type="float" office:value="9.091577434" calcext:value-type="float">
            <text:p>9.0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B22]*10-[.C22]" office:value-type="float" office:value="9.091577434" calcext:value-type="float">
            <text:p>9.0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B23]*10-[.C23]" office:value-type="float" office:value="9.091577434" calcext:value-type="float">
            <text:p>9.09E+000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 style:data-style-name="N2" text:time-value="0000-00-00T09:43:57.478886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2:42:01.372283686</meta:creation-date>
    <meta:editing-duration>P1DT3H26M59S</meta:editing-duration>
    <meta:editing-cycles>9</meta:editing-cycles>
    <meta:generator>LibreOffice/4.1.4.2$Linux_X86_64 LibreOffice_project/410m0$Build-2</meta:generator>
    <dc:date>2014-01-09T09:44:02.365082780</dc:date>
    <meta:document-statistic meta:table-count="1" meta:cell-count="89" meta:object-count="0"/>
  </office:meta>
</office:document-meta>
</file>